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2.35cm" fo:min-width="8.3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4.15cm" fo:min-width="8.3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1.35cm" fo:min-width="4.301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10.7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0.95cm" fo:min-width="10.7cm"/>
    </style:style>
    <style:style style:name="gr7" style:family="graphic" style:parent-style-name="standard">
      <style:graphic-properties draw:fill="solid" draw:fill-color="#ffffff" draw:textarea-horizontal-align="left" draw:textarea-vertical-align="top" draw:auto-grow-height="false" fo:min-height="0.55cm" fo:min-width="10.7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10.1cm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 fo:min-height="2.35cm" fo:min-width="10.1cm"/>
    </style:style>
    <style:style style:name="gr10" style:family="graphic" style:parent-style-name="standard">
      <style:graphic-properties draw:fill="solid" draw:fill-color="#ffffff" draw:textarea-horizontal-align="left" draw:textarea-vertical-align="top" draw:auto-grow-height="false" fo:min-height="2.75cm" fo:min-width="10.1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9.9cm"/>
    </style:style>
    <style:style style:name="gr12" style:family="graphic" style:parent-style-name="standard">
      <style:graphic-properties draw:fill="solid" draw:fill-color="#ffffff" draw:textarea-horizontal-align="left" draw:textarea-vertical-align="top" draw:auto-grow-height="false" fo:min-height="0.95cm" fo:min-width="9.9cm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9.1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0cm" fo:min-width="9.1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.95cm" fo:min-width="9.1cm" fo:wrap-option="wrap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9.1cm"/>
    </style:style>
    <style:style style:name="gr17" style:family="graphic" style:parent-style-name="standard">
      <style:graphic-properties draw:fill="solid" draw:fill-color="#ffffff" draw:textarea-horizontal-align="left" draw:textarea-vertical-align="top" draw:auto-grow-height="false" fo:min-height="1.15cm" fo:min-width="9.1cm" fo:wrap-option="wrap"/>
    </style:style>
    <style:style style:name="gr18" style:family="graphic" style:parent-style-name="objectwithoutfill">
      <style:graphic-properties draw:marker-end="Triangle_20_unfilled" draw:marker-end-width="0.6cm" draw:fill="none" draw:textarea-vertical-align="middle"/>
    </style:style>
    <style:style style:name="gr19" style:family="graphic" style:parent-style-name="standard">
      <style:graphic-properties draw:fill="solid" draw:fill-color="#ffffff" draw:textarea-horizontal-align="left" draw:textarea-vertical-align="top" draw:auto-grow-height="false" fo:min-height="0.55cm" fo:min-width="9.1cm"/>
    </style:style>
    <style:style style:name="gr20" style:family="graphic" style:parent-style-name="standard">
      <style:graphic-properties draw:fill="solid" draw:fill-color="#ffffff" draw:textarea-horizontal-align="left" draw:textarea-vertical-align="top" draw:auto-grow-height="false" fo:min-height="1.95cm" fo:min-width="9.9cm" fo:wrap-option="wrap"/>
    </style:style>
    <style:style style:name="gr21" style:family="graphic" style:parent-style-name="standard">
      <style:graphic-properties draw:textarea-horizontal-align="justify" draw:textarea-vertical-align="middle" draw:auto-grow-height="false" fo:min-height="0.95cm" fo:min-width="8.3cm"/>
    </style:style>
    <style:style style:name="gr22" style:family="graphic" style:parent-style-name="standard">
      <style:graphic-properties draw:fill="solid" draw:fill-color="#ffffff" draw:textarea-horizontal-align="left" draw:textarea-vertical-align="top" draw:auto-grow-height="false" fo:min-height="0.55cm" fo:min-width="8.3cm"/>
    </style:style>
    <style:style style:name="gr23" style:family="graphic" style:parent-style-name="standard">
      <style:graphic-properties draw:fill="solid" draw:fill-color="#ffffff" draw:textarea-horizontal-align="left" draw:textarea-vertical-align="top" draw:auto-grow-height="false" fo:min-height="1.35cm" fo:min-width="8.3cm"/>
    </style:style>
    <style:style style:name="gr24" style:family="graphic" style:parent-style-name="standard">
      <style:graphic-properties draw:fill="solid" draw:fill-color="#ffffff" draw:textarea-horizontal-align="left" draw:textarea-vertical-align="top" draw:auto-grow-height="false" fo:min-height="2.35cm" fo:min-width="8.3cm" fo:wrap-option="wrap"/>
    </style:style>
    <style:style style:name="gr25" style:family="graphic" style:parent-style-name="standard">
      <style:graphic-properties draw:textarea-horizontal-align="justify" draw:textarea-vertical-align="middle" draw:auto-grow-height="false" fo:min-height="0.55cm" fo:min-width="9.5cm"/>
    </style:style>
    <style:style style:name="gr26" style:family="graphic" style:parent-style-name="standard">
      <style:graphic-properties draw:fill="solid" draw:fill-color="#ffffff" draw:textarea-horizontal-align="left" draw:textarea-vertical-align="top" draw:auto-grow-height="false" fo:min-height="0.55cm" fo:min-width="9.5cm"/>
    </style:style>
    <style:style style:name="gr27" style:family="graphic" style:parent-style-name="standard">
      <style:graphic-properties draw:fill="solid" draw:fill-color="#ffffff" draw:textarea-horizontal-align="left" draw:textarea-vertical-align="top" draw:auto-grow-height="false" fo:min-height="2.35cm" fo:min-width="9.5cm" fo:wrap-option="wrap"/>
    </style:style>
    <style:style style:name="gr28" style:family="graphic" style:parent-style-name="objectwithoutfill">
      <style:graphic-properties draw:marker-end="Triangle_20_unfilled" draw:marker-end-width="0.4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2" style:text-underline-style="none"/>
    </style:style>
    <style:style style:name="P3" style:family="paragraph">
      <style:paragraph-properties fo:text-align="justify"/>
    </style:style>
    <style:style style:name="P4" style:family="paragraph">
      <loext:graphic-properties draw:fill="solid" draw:fill-color="#ffffff"/>
      <style:paragraph-properties fo:text-align="justify"/>
      <style:text-properties style:font-name="DejaVu Sans Mono2" style:text-underline-style="none"/>
    </style:style>
    <style:style style:name="P5" style:family="paragraph">
      <loext:graphic-properties draw:fill-color="#ffffcc"/>
      <style:paragraph-properties fo:text-align="center"/>
      <style:text-properties fo:language="fr" fo:country="BE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style:font-name="DejaVu Sans Mono2" style:text-underline-style="none"/>
    </style:style>
    <style:style style:name="P8" style:family="paragraph">
      <loext:graphic-properties draw:fill="none"/>
    </style:style>
    <style:style style:name="P9" style:family="paragraph">
      <style:paragraph-properties fo:text-align="justify"/>
      <style:text-properties style:font-name="DejaVu Sans Mono2" style:text-underline-style="none"/>
    </style:style>
    <style:style style:name="T1" style:family="text">
      <style:text-properties style:font-name="DejaVu Sans Mono2" style:text-underline-style="none"/>
    </style:style>
    <style:style style:name="T2" style:family="text">
      <style:text-properties style:font-name="DejaVu Sans Mono2" style:text-underline-style="none" fo:font-weight="normal" style:font-weight-asian="normal" style:font-weight-complex="normal"/>
    </style:style>
    <style:style style:name="T3" style:family="text">
      <style:text-properties fo:language="fr" fo:country="B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2" draw:layer="layout" svg:width="8.8cm" svg:height="0.8cm" svg:x="17.6cm" svg:y="4cm">
          <text:p text:style-name="P1"><text:span text:style-name="T1">Elev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8cm" svg:height="2.6cm" svg:x="17.6cm" svg:y="4.8cm">
          <text:p text:style-name="P3"><text:span text:style-name="T1">+ CurentFloor : Integer</text:span></text:p>
          <text:p text:style-name="P3"><text:span text:style-name="T2">- Destinations : Floor</text:span><text:span text:style-name="T2">[]</text:span></text:p>
          <text:p text:style-name="P3"><text:span text:style-name="T2">+ State : IDirectionState</text:span></text:p>
          <text:p text:style-name="P3"><text:span text:style-name="T2">+ Passengers : List&lt;Person&gt;</text:span></text:p>
          <text:p text:style-name="P3"><text:span text:style-name="T2">+ Capacity : Inte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8cm" svg:height="4.4cm" svg:x="17.6cm" svg:y="7.4cm">
          <text:p text:style-name="P3"><text:span text:style-name="T1">+ Elevator(Integer NbFloors)</text:span></text:p>
          <text:p text:style-name="P3"><text:span text:style-name="T1">+ Act()</text:span></text:p>
          <text:p text:style-name="P3"><text:span text:style-name="T1">- AddPassenger(Person Passengers)</text:span></text:p>
          <text:p text:style-name="P3"><text:span text:style-name="T1">+ GetDirection() : </text:span><text:span text:style-name="T2">DirectionType</text:span></text:p>
          <text:p text:style-name="P3"><text:span text:style-name="T1">+ GetNbPassengers() : Integer</text:span></text:p>
          <text:p text:style-name="P3"><text:span text:style-name="T1">+ IsDestination() : Boolean</text:span></text:p>
          <text:p text:style-name="P3"><text:span text:style-name="T1">+ IsBlocked() : Boolean</text:span></text:p>
          <text:p text:style-name="P3"><text:span text:style-name="T1">- RemovePassengers(Integer Floor)</text:span></text:p>
          <text:p text:style-name="P3"><text:span text:style-name="T1">+ SetDestination(Floor</text:span><text:span text:style-name="T1"> Flo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8cm" svg:height="1.6cm" svg:x="23.2cm" svg:y="0.8cm">
          <text:p text:style-name="P1"><text:span text:style-name="T3">TODO: ajouter les éléments pour les statistique.</text:span></text:p>
          <draw:enhanced-geometry svg:viewBox="0 0 21600 21600" draw:glue-points="10800 0 0 10800 10800 21600 21600 10800 ?f40 ?f41" draw:text-areas="0 0 21600 21600" draw:type="rectangular-callout" draw:modifiers="256.446573630494 42161.14928169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2" draw:layer="layout" svg:width="11.2cm" svg:height="0.8cm" svg:x="1.6cm" svg:y="4cm">
            <text:p text:style-name="P1"><text:span text:style-name="T1">Perso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1.2cm" svg:height="1.2cm" svg:x="1.6cm" svg:y="4.8cm">
            <text:p text:style-name="P3"><text:span text:style-name="T1">+ Name : String</text:span></text:p>
            <text:p text:style-name="P3"><text:span text:style-name="T2">+ Destination :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1.2cm" svg:height="0.8cm" svg:x="1.6cm" svg:y="6cm">
            <text:p text:style-name="P3"><text:span text:style-name="T1">+ Person(String Name, Integer </text:span><text:span text:style-name="T2">Destinatio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2" draw:layer="layout" svg:width="10.6cm" svg:height="0.8cm" svg:x="2.4cm" svg:y="9.2cm">
          <text:p text:style-name="P1"><text:span text:style-name="T1">Floo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6cm" svg:height="2.6cm" svg:x="2.4cm" svg:y="10cm">
          <text:p text:style-name="P3"><text:span text:style-name="T1">+ Level : Integer</text:span></text:p>
          <text:p text:style-name="P3"><text:span text:style-name="T2">- WaitingPersons </text:span><text:span text:style-name="T2">: List&lt;Person&gt;</text:span></text:p>
          <text:p text:style-name="P3"><text:span text:style-name="T2">+ CallUp : Boolean</text:span></text:p>
          <text:p text:style-name="P3"><text:span text:style-name="T2">+ CallDown : Boolean</text:span></text:p>
          <text:p text:style-name="P3"><text:span text:style-name="T2">- ElevatorControler : ElevatorContro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0.6cm" svg:height="3cm" svg:x="2.4cm" svg:y="12.6cm">
          <text:p text:style-name="P6"><text:span text:style-name="T1">+ Floor</text:span><text:span text:style-name="T1">(Integer Level, </text:span><text:span text:style-name="T2">ElevatorControler, ElevatorControler</text:span><text:span text:style-name="T1">)</text:span></text:p>
          <text:p text:style-name="P6"><text:span text:style-name="T1">+ AddPerson(Person NewPerson)</text:span></text:p>
          <text:p text:style-name="P6"><text:span text:style-name="T1">+ GetNb</text:span><text:span text:style-name="T2">WaitingPersons</text:span><text:span text:style-name="T1">() : Integer</text:span></text:p>
          <text:p text:style-name="P6"><text:span text:style-name="T1">+ GetPersons(Integer Max, </text:span><text:span text:style-name="T2">DirectionType Direction) : List&lt;Perso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0.4cm" svg:height="0.8cm" svg:x="17.4cm" svg:y="13.2cm">
          <text:p text:style-name="P1"><text:span text:style-name="T1">ElevatorContro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0.4cm" svg:height="1.2cm" svg:x="17.4cm" svg:y="14cm">
          <text:p text:style-name="P3"><text:span text:style-name="T1">+ </text:span><text:span text:style-name="T2">ElevatorSelector : IElevatorSelector</text:span></text:p>
          <text:p text:style-name="P3"><text:span text:style-name="T2">- Elevators : List&lt;Elevator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6cm" svg:height="1.2cm" svg:x="2.4cm" svg:y="21.2cm">
          <text:p text:style-name="P1"><text:span text:style-name="T2">&lt;&lt;Interface&gt;&gt;</text:span></text:p>
          <text:p text:style-name="P1"><text:span text:style-name="T2">IElevatorSelec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9.6cm" svg:height="0.2cm" svg:x="2.4cm" svg:y="22.4cm"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2" draw:id="id2" draw:layer="layout" svg:width="9.6cm" svg:height="1.2cm" svg:x="2.4cm" svg:y="22.6cm">
          <text:p text:style-name="P3"><text:span text:style-name="T1">+ SendLevel</text:span><text:span text:style-name="T2">(List&lt;Elevator&gt;, Floor</text:span><text:span text:style-name="T2"> Floor, DirectionType Direction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1" draw:id="id1" draw:layer="layout" svg:width="9.6cm" svg:height="0.8cm" svg:x="2.4cm" svg:y="25.6cm">
          <text:p text:style-name="P1"><text:span text:style-name="T2">RandomElevator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9.6cm" svg:height="0.2cm" svg:x="2.4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9.6cm" svg:height="1.4cm" svg:x="2.4cm" svg:y="26.6cm">
          <text:p text:style-name="P3"><text:span text:style-name="T1">+ SendLevel</text:span><text:span text:style-name="T2">(List&lt;Elevator&gt;, Floor Floor, DirectionType Dir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svg:x1="7.2cm" svg:y1="25.6cm" svg:x2="7.2cm" svg:y2="23.8cm" draw:start-shape="id1" draw:start-glue-point="0" draw:end-shape="id2" svg:d="M7200 25600v-1800" svg:viewBox="0 0 1 1801">
          <text:p/>
        </draw:connector>
        <draw:custom-shape draw:style-name="gr16" draw:text-style-name="P2" xml:id="id3" draw:id="id3" draw:layer="layout" svg:width="9.6cm" svg:height="0.8cm" svg:x="14.4cm" svg:y="25.6cm">
          <text:p text:style-name="P1"><text:span text:style-name="T2">SequentialElevator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9.6cm" svg:height="0.8cm" svg:x="14.4cm" svg:y="26.4cm">
          <text:p text:style-name="P9">- CurrentIndex : Inte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9.6cm" svg:height="1.2cm" svg:x="14.4cm" svg:y="27.2cm">
          <text:p text:style-name="P3"><text:span text:style-name="T1">+ SendLevel</text:span><text:span text:style-name="T2">(List&lt;Elevator&gt;, Floor Floor, DirectionType Dir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svg:x1="19.2cm" svg:y1="25.6cm" svg:x2="7.2cm" svg:y2="23.8cm" draw:start-shape="id3" draw:end-shape="id2" draw:end-glue-point="2" svg:d="M19200 25600v-900h-12000v-900" svg:viewBox="0 0 12001 1801">
          <text:p/>
        </draw:connector>
        <draw:custom-shape draw:style-name="gr20" draw:text-style-name="P7" draw:layer="layout" svg:width="10.4cm" svg:height="2.2cm" svg:x="17.4cm" svg:y="15.2cm">
          <text:p text:style-name="P6"><text:span text:style-name="T1">+ ElevatorControler(</text:span><text:span text:style-name="T2">Integer NbElevators, Integer NbFloors</text:span><text:span text:style-name="T1">)</text:span></text:p>
          <text:p text:style-name="P6"><text:span text:style-name="T1">+ RequestElevator(Floor</text:span><text:span text:style-name="T1"> Floor</text:span><text:span text:style-name="T1">, </text:span><text:span text:style-name="T2">DirectionType Direction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5" draw:id="id5">
          <draw:custom-shape draw:style-name="gr21" draw:text-style-name="P2" draw:layer="layout" svg:width="8.8cm" svg:height="1.2cm" svg:x="40cm" svg:y="2.4cm">
            <text:p text:style-name="P1"><text:span text:style-name="T2">&lt;&lt;Interface&gt;&gt;</text:span></text:p>
            <text:p text:style-name="P1"><text:span text:style-name="T2">IDirectionStat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8.8cm" svg:height="0.8cm" svg:x="40cm" svg:y="3.6cm">
            <text:p text:style-name="P3"><text:span text:style-name="T1">+ </text:span><text:span text:style-name="T2">Destination : Direction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8.8cm" svg:height="1.6cm" svg:x="40cm" svg:y="4.4cm">
            <text:p text:style-name="P3"><text:span text:style-name="T1">+ Act()</text:span></text:p>
            <text:p text:style-name="P3"><text:span text:style-name="T1">+ IsBlocked() : Boolean</text:span></text:p>
            <text:p text:style-name="P3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xml:id="id7" draw:id="id7" draw:layer="layout" svg:width="8.8cm" svg:height="0.8cm" svg:x="29.6cm" svg:y="8cm">
          <text:p text:style-name="P1"><text:span text:style-name="T2">DirectionStateBlocked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8.8cm" svg:height="0.8cm" svg:x="29.6cm" svg:y="8.8cm">
          <text:p text:style-name="P3"><text:span text:style-name="T1">+ </text:span><text:span text:style-name="T2">Destination : Direc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8.8cm" svg:height="2.6cm" svg:x="29.6cm" svg:y="9.6cm">
          <text:p text:style-name="P6"><text:span text:style-name="T1">+ </text:span><text:span text:style-name="T2">DirectionStateBlocked(Elevator Elevator)</text:span></text:p>
          <text:p text:style-name="P6"><text:span text:style-name="T1">+ Act()</text:span></text:p>
          <text:p text:style-name="P6"><text:span text:style-name="T1">+ IsBlocked() : Boolean</text:span></text:p>
          <text:p text:style-name="P6"><text:span text:style-name="T1">+ SetDestination(Floor Flo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8.8cm" svg:height="0.8cm" svg:x="40cm" svg:y="8cm">
          <text:p text:style-name="P1"><text:span text:style-name="T2">DirectionStateDown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8.8cm" svg:height="0.8cm" svg:x="40cm" svg:y="8.8cm">
          <text:p text:style-name="P3"><text:span text:style-name="T1">+ </text:span><text:span text:style-name="T2">Destination : Direc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8.8cm" svg:height="2.6cm" svg:x="40cm" svg:y="9.6cm">
          <text:p text:style-name="P6"><text:span text:style-name="T1">+ </text:span><text:span text:style-name="T2">DirectionStateDown</text:span><text:span text:style-name="T2">(Elevator Elevator)</text:span></text:p>
          <text:p text:style-name="P6"><text:span text:style-name="T1">+ Act()</text:span></text:p>
          <text:p text:style-name="P6"><text:span text:style-name="T1">+ IsBlocked() : Boolean</text:span></text:p>
          <text:p text:style-name="P6"><text:span text:style-name="T1">+ SetDestination(Floor Flo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" draw:id="id9">
          <draw:custom-shape draw:style-name="gr1" draw:text-style-name="P2" draw:layer="layout" svg:width="8.8cm" svg:height="0.8cm" svg:x="50.4cm" svg:y="8cm">
            <text:p text:style-name="P1"><text:span text:style-name="T2">DirectionStateUp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8.8cm" svg:height="0.8cm" svg:x="50.4cm" svg:y="8.8cm">
            <text:p text:style-name="P3"><text:span text:style-name="T1">+ </text:span><text:span text:style-name="T2">Destination : Direction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8.8cm" svg:height="2.6cm" svg:x="50.4cm" svg:y="9.6cm">
            <text:p text:style-name="P6"><text:span text:style-name="T1">+ </text:span><text:span text:style-name="T2">DirectionStateUp</text:span><text:span text:style-name="T2">(Elevator Elevator)</text:span></text:p>
            <text:p text:style-name="P6"><text:span text:style-name="T1">+ Act()</text:span></text:p>
            <text:p text:style-name="P6"><text:span text:style-name="T1">+ IsBlocked() : Boolean</text:span></text:p>
            <text:p text:style-name="P6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25" draw:text-style-name="P2" draw:layer="layout" svg:width="10cm" svg:height="0.8cm" svg:x="34.2cm" svg:y="13.6cm">
            <text:p text:style-name="P1"><text:span text:style-name="T2">DirectionStateDestination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10cm" svg:height="0.8cm" svg:x="34.2cm" svg:y="14.4cm">
            <text:p text:style-name="P3"><text:span text:style-name="T1">+ </text:span><text:span text:style-name="T2">Destination : Direction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7" draw:layer="layout" svg:width="10cm" svg:height="2.6cm" svg:x="34.2cm" svg:y="15.2cm">
            <text:p text:style-name="P6"><text:span text:style-name="T1">+ </text:span><text:span text:style-name="T2">DirectionStateDestination</text:span><text:span text:style-name="T2">(Elevator Elevator)</text:span></text:p>
            <text:p text:style-name="P6"><text:span text:style-name="T1">+ Act()</text:span></text:p>
            <text:p text:style-name="P6"><text:span text:style-name="T1">+ IsBlocked() : Boolean</text:span></text:p>
            <text:p text:style-name="P6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8.8cm" svg:height="0.8cm" svg:x="45.2cm" svg:y="13.6cm">
            <text:p text:style-name="P1"><text:span text:style-name="T2">DirectionStateWait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8.8cm" svg:height="0.8cm" svg:x="45.2cm" svg:y="14.4cm">
            <text:p text:style-name="P3"><text:span text:style-name="T1">+ </text:span><text:span text:style-name="T2">Destination : Direction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8.8cm" svg:height="2.6cm" svg:x="45.2cm" svg:y="15.2cm">
            <text:p text:style-name="P6"><text:span text:style-name="T1">+ </text:span><text:span text:style-name="T2">DirectionStateWaiting</text:span><text:span text:style-name="T2">(Elevator Elevator)</text:span></text:p>
            <text:p text:style-name="P6"><text:span text:style-name="T1">+ Act()</text:span></text:p>
            <text:p text:style-name="P6"><text:span text:style-name="T1">+ IsBlocked() : Boolean</text:span></text:p>
            <text:p text:style-name="P6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text-style-name="P8" draw:layer="layout" draw:line-skew="-2.6cm" svg:x1="39.2cm" svg:y1="13.6cm" svg:x2="44.4cm" svg:y2="6cm" draw:start-shape="id4" draw:end-shape="id5" draw:end-glue-point="2" svg:d="M39200 13600v-6400h5200v-1200" svg:viewBox="0 0 5201 7601">
          <text:p/>
        </draw:connector>
        <draw:connector draw:style-name="gr28" draw:text-style-name="P8" draw:layer="layout" draw:line-skew="-2.6cm" svg:x1="49.6cm" svg:y1="13.6cm" svg:x2="44.4cm" svg:y2="6cm" draw:start-shape="id6" draw:start-glue-point="0" draw:end-shape="id5" draw:end-glue-point="2" svg:d="M49600 13600v-6400h-5200v-1200" svg:viewBox="0 0 5201 7601">
          <text:p/>
        </draw:connector>
        <draw:connector draw:style-name="gr28" draw:text-style-name="P8" draw:layer="layout" draw:line-skew="0.2cm" svg:x1="34cm" svg:y1="8cm" svg:x2="44.4cm" svg:y2="6cm" draw:start-shape="id7" draw:start-glue-point="0" draw:end-shape="id5" draw:end-glue-point="2" svg:d="M34000 8000v-800h10400v-1200" svg:viewBox="0 0 10401 2001">
          <text:p/>
        </draw:connector>
        <draw:connector draw:style-name="gr28" draw:text-style-name="P8" draw:layer="layout" svg:x1="44.4cm" svg:y1="8cm" svg:x2="44.4cm" svg:y2="6cm" draw:start-shape="id8" draw:start-glue-point="0" draw:end-shape="id5" draw:end-glue-point="2" svg:d="M44400 8000v-2000" svg:viewBox="0 0 1 2001">
          <text:p/>
        </draw:connector>
        <draw:connector draw:style-name="gr28" draw:text-style-name="P8" draw:layer="layout" draw:line-skew="0.2cm" svg:x1="54.8cm" svg:y1="8cm" svg:x2="44.4cm" svg:y2="6cm" draw:start-shape="id9" draw:end-shape="id5" draw:end-glue-point="2" svg:d="M54800 8000v-800h-10400v-1200" svg:viewBox="0 0 104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4cm" fo:page-height="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6H27M28S</meta:editing-duration>
    <meta:editing-cycles>51</meta:editing-cycles>
    <meta:generator>LibreOffice/4.4.3.2$Windows_x86 LibreOffice_project/88805f81e9fe61362df02b9941de8e38a9b5fd16</meta:generator>
    <dc:date>2015-05-10T16:53:00.813000000</dc:date>
    <meta:document-statistic meta:object-count="52"/>
    <meta:template xlink:type="simple" xlink:actuate="onRequest" xlink:title="Diagramme" xlink:href="../../../../../../AppData/Roaming/LibreOffice/4/user/template/Diagramme.otg" meta:date="2015-01-19T18:30:28.143000000"/>
  </office:meta>
</office:document-meta>
</file>